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5-05-28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5-04-28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5-03-26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5-02-25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5-01-29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4-12-26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4-11-21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4-10-2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4-09-2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4-08-28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4-07-31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4-06-26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4-05-29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4-04-24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4-03-27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4096" calcext:value-type="float">
            <text:p>3.0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4-02-26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4-01-30 15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3-12-20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67584" calcext:value-type="float">
            <text:p>2.76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3-11-2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3-10-24 19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3-09-20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3-08-29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3-07-26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3-06-21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3-05-30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3-05-11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3-04-26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3-03-22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3-02-22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3-01-30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4848" calcext:value-type="float">
            <text:p>2.97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2-12-21 16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2-11-28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2-10-26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2-09-21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0544" calcext:value-type="float">
            <text:p>3.5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2-08-30 14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2-07-27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2-06-29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2-05-31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2-04-27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2-03-23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2-02-23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2-01-24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1-12-20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1-11-22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1-10-25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1-09-20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1-08-25 15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1-07-28 13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1-06-29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1-05-27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1-04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1-03-29 19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1-02-23 20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1-01-26 20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0-12-15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0-11-23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0-10-29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0-10-14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0-09-28 20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0-08-26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0-07-28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0-06-29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0-06-23 20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0-05-28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0-04-29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66" calcext:value-type="float">
            <text:p>3.2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0-02-25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20-01-28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9-12-30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9-11-25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9-10-29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9-09-23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9-08-12 12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9-07-22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9-06-17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9-05-20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9-04-29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9-03-18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7184" calcext:value-type="float">
            <text:p>3.37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9-02-19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8-12-17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8-11-19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55976" calcext:value-type="float">
            <text:p>2.8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8-10-22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8-09-24 12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8-08-21 13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8-07-23 12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8-06-25 13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8-05-21 13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8-04-17 13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8-03-26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376" calcext:value-type="float">
            <text:p>3.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8-02-26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8-01-23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51632" calcext:value-type="float">
            <text:p>3.15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7-12-18 14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7-11-20 14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7-10-23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7-09-25 1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7-08-29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7-07-24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7-06-26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7-05-22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1192" calcext:value-type="float">
            <text:p>3.44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7-04-24 1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7-03-27 13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7-02-22 14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7-01-23 14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6-12-19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6-11-28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6-10-31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6-09-26 1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6-08-22 13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6-07-25 13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6-06-27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6-05-23 1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6-04-26 13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6-03-23 13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6-02-22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6-01-21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5-12-21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5-11-23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5-10-20 14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5-09-28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5-08-26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5-07-27 1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5-06-23 14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5-05-27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5-04-20 13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7768" calcext:value-type="float">
            <text:p>3.47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5-03-23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5-01-20 14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4-12-17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0568" calcext:value-type="float">
            <text:p>3.0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4-11-25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4-10-27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4-09-30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4-08-27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4-07-31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4-06-27 17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4-05-30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4-04-29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4-04-01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2008" calcext:value-type="float">
            <text:p>3.1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4-03-04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4-01-28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756" calcext:value-type="float">
            <text:p>3.33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3-12-31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3-11-26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3-10-31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3-09-24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3-08-29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3-07-31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3-06-25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4032" calcext:value-type="float">
            <text:p>3.30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3-05-31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3-04-30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3-03-27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3-02-01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2-12-20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2-11-27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2-11-05 12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2-09-18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2-08-27 12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2-07-23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2-06-25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2-05-23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2-04-30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2-03-27 14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2-02-28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2-01-2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5304" calcext:value-type="float">
            <text:p>3.57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1-12-28 23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1-11-30 01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1-10-25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1-09-26 13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1-08-31 13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1-07-26 12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1-06-27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1-05-23 1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1-04-25 1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1-03-28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1-02-22 13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1-01-24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6536" calcext:value-type="float">
            <text:p>3.5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0-12-20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0-11-22 1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0-10-26 1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0-09-27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0-08-24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0-07-27 13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0-06-29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0-05-25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0-04-26 12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0-03-29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1904" calcext:value-type="float">
            <text:p>3.0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0-02-22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10-01-27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0128" calcext:value-type="float">
            <text:p>3.3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9-12-21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9-11-23 12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9-10-26 1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9-09-28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9-08-25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9-07-31 0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9-06-26 1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9-05-26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9-04-28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9-03-23 1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9-02-23 1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9-01-22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8-12-29 12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8-11-24 12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8-10-27 1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8-09-26 11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8-08-28 1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8-07-31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8-06-26 11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8-05-28 15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8-04-25 1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7496" calcext:value-type="float">
            <text:p>3.58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8-03-27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8-02-29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3072" calcext:value-type="float">
            <text:p>3.2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8-01-2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7-12-21 13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7-11-30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7-10-26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7-09-28 11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7-08-24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7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7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5432" calcext:value-type="float">
            <text:p>3.0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7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7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2528" calcext:value-type="float">
            <text:p>3.46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6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2864" calcext:value-type="float">
            <text:p>3.1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6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5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7688" calcext:value-type="float">
            <text:p>2.8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5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4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3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9168" calcext:value-type="float">
            <text:p>3.2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3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5848" calcext:value-type="float">
            <text:p>3.35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3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3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3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8208" calcext:value-type="float">
            <text:p>3.1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3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3784" calcext:value-type="float">
            <text:p>2.8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2-09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6224" calcext:value-type="float">
            <text:p>3.31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2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1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0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0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0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3928" calcext:value-type="float">
            <text:p>3.2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0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2000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0336" calcext:value-type="float">
            <text:p>3.45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9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9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8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8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8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5952" calcext:value-type="float">
            <text:p>3.42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8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8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7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7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7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31464" calcext:value-type="float">
            <text:p>3.33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7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15056" calcext:value-type="float">
            <text:p>3.1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6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2696" calcext:value-type="float">
            <text:p>3.2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6936" calcext:value-type="float">
            <text:p>2.91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13176" calcext:value-type="float">
            <text:p>3.3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5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5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6264" calcext:value-type="float">
            <text:p>3.63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4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4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4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7792" calcext:value-type="float">
            <text:p>2.90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4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3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3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3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3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3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7624" calcext:value-type="float">
            <text:p>3.0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804" calcext:value-type="float">
            <text:p>3.36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2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2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3384" calcext:value-type="float">
            <text:p>3.45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1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1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612" calcext:value-type="float">
            <text:p>3.2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1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0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1568" calcext:value-type="float">
            <text:p>3.40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5744" calcext:value-type="float">
            <text:p>3.28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9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5512" calcext:value-type="float">
            <text:p>3.71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9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9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9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9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9376" calcext:value-type="float">
            <text:p>3.38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9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8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8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52" calcext:value-type="float">
            <text:p>3.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8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8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8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59608" calcext:value-type="float">
            <text:p>2.95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8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7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3112" calcext:value-type="float">
            <text:p>3.56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7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7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7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76" calcext:value-type="float">
            <text:p>3.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77896" calcext:value-type="float">
            <text:p>2.97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6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6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2464" calcext:value-type="float">
            <text:p>3.7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5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5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5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5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5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6744" calcext:value-type="float">
            <text:p>3.66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5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5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4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4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996" calcext:value-type="float">
            <text:p>3.48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08376" calcext:value-type="float">
            <text:p>3.00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4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1256" calcext:value-type="float">
            <text:p>3.1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3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3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3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5912" calcext:value-type="float">
            <text:p>3.10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2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2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2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1504" calcext:value-type="float">
            <text:p>3.65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2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2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7832" calcext:value-type="float">
            <text:p>3.2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1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1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1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1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1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1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1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0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328" calcext:value-type="float">
            <text:p>3.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0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0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8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9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9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9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9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9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9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9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9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8624" calcext:value-type="float">
            <text:p>3.46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9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8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8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8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2152" calcext:value-type="float">
            <text:p>3.50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8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8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7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45536" calcext:value-type="float">
            <text:p>3.1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8728" calcext:value-type="float">
            <text:p>3.53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6872" calcext:value-type="float">
            <text:p>3.1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7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7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7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29712" calcext:value-type="float">
            <text:p>3.0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6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0312" calcext:value-type="float">
            <text:p>4.02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6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6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1168" calcext:value-type="float">
            <text:p>4.01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6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4448" calcext:value-type="float">
            <text:p>3.5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6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6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5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9752" calcext:value-type="float">
            <text:p>3.3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5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5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5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5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5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5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6704" calcext:value-type="float">
            <text:p>3.34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4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4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4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4344" calcext:value-type="float">
            <text:p>3.51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4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0672" calcext:value-type="float">
            <text:p>3.0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3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3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9688" calcext:value-type="float">
            <text:p>3.59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3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8456" calcext:value-type="float">
            <text:p>3.64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3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2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40024" calcext:value-type="float">
            <text:p>3.2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2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2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2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2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2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65576" calcext:value-type="float">
            <text:p>3.4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2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3448" calcext:value-type="float">
            <text:p>3.2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2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3824" calcext:value-type="float">
            <text:p>3.1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1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1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1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1984" calcext:value-type="float">
            <text:p>3.6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0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6432" calcext:value-type="float">
            <text:p>3.45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0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0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0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0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0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648" calcext:value-type="float">
            <text:p>4.0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0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0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0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7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38856" calcext:value-type="float">
            <text:p>3.0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9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4072" calcext:value-type="float">
            <text:p>3.62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9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9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9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9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9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9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8792" calcext:value-type="float">
            <text:p>3.28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9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8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8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8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8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8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8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8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564" calcext:value-type="float">
            <text:p>3.2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8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7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7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7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7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7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7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3216" calcext:value-type="float">
            <text:p>3.6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7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7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7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6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6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6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6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6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6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6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6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6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5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5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5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5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5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5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5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5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4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4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4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4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4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4-0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5264" calcext:value-type="float">
            <text:p>3.2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3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3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3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9416" calcext:value-type="float">
            <text:p>3.7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3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2904" calcext:value-type="float">
            <text:p>3.42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2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2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2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2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2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2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808" calcext:value-type="float">
            <text:p>3.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1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5888" calcext:value-type="float">
            <text:p>3.6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1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1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1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4928" calcext:value-type="float">
            <text:p>3.61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1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64992" calcext:value-type="float">
            <text:p>3.36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1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0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0-06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0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0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3656" calcext:value-type="float">
            <text:p>3.3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60-0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9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5096" calcext:value-type="float">
            <text:p>3.4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9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9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9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9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9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9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8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8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8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8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8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4408" calcext:value-type="float">
            <text:p>3.26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8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7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7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7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7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7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0232" calcext:value-type="float">
            <text:p>3.38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6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336" calcext:value-type="float">
            <text:p>4.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6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6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6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6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6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6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6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6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1776" calcext:value-type="float">
            <text:p>3.54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6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5784" calcext:value-type="float">
            <text:p>3.6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6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9208" calcext:value-type="float">
            <text:p>3.56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5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9664" calcext:value-type="float">
            <text:p>3.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04616" calcext:value-type="float">
            <text:p>3.40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5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5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2048" calcext:value-type="float">
            <text:p>3.43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5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4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4136" calcext:value-type="float">
            <text:p>3.37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4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4-09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4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4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85032" calcext:value-type="float">
            <text:p>3.6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4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4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0648" calcext:value-type="float">
            <text:p>3.66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54552" calcext:value-type="float">
            <text:p>3.65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4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3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2424" calcext:value-type="float">
            <text:p>3.39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3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3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3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3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3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3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3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7936" calcext:value-type="float">
            <text:p>3.29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2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2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2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2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2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71088" calcext:value-type="float">
            <text:p>3.37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1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0608" calcext:value-type="float">
            <text:p>3.34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08248" calcext:value-type="float">
            <text:p>3.5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1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1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1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1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1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1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616" calcext:value-type="float">
            <text:p>3.5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0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9792" calcext:value-type="float">
            <text:p>3.6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0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0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0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0-08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0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0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0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092" calcext:value-type="float">
            <text:p>3.5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0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712" calcext:value-type="float">
            <text:p>3.6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50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9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9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9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9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9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9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9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9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3944" calcext:value-type="float">
            <text:p>4.1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9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9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7016" calcext:value-type="float">
            <text:p>3.55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9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8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8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1608" calcext:value-type="float">
            <text:p>3.72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8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8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8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8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8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8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8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53968" calcext:value-type="float">
            <text:p>3.5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8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52216" calcext:value-type="float">
            <text:p>3.25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8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7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7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7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7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7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7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7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7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856" calcext:value-type="float">
            <text:p>3.7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7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7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7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7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6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6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6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6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626071254601</text:p>
          </table:table-cell>
          <table:table-cell office:value-type="string" calcext:value-type="string">
            <text:p>RI-CUW <text:s/>265</text:p>
          </table:table-cell>
          <table:table-cell office:value-type="string" calcext:value-type="string">
            <text:p>1946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6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736" meta:object-count="0"/>
    <meta:user-defined meta:name="AppVersion">3.0</meta:user-defined>
  </office:meta>
</office:document-meta>
</file>